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8.55cm" fo:min-width="9.1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5.95cm" fo:min-width="9.1cm"/>
    </style:style>
    <style:style style:name="gr4" style:family="graphic" style:parent-style-name="standard">
      <style:graphic-properties draw:marker-end="Arrow" draw:marker-end-width="0.5cm" draw:fill="solid" draw:fill-color="#ff0000" draw:textarea-horizontal-align="justify" draw:textarea-vertical-align="middle" draw:auto-grow-height="false" fo:min-height="5.35cm" fo:min-width="9.1cm"/>
    </style:style>
    <style:style style:name="gr5" style:family="graphic" style:parent-style-name="standard">
      <style:graphic-properties draw:marker-end="Arrow" draw:marker-end-width="0.5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3.35cm" fo:min-width="4.6cm"/>
    </style:style>
    <style:style style:name="gr8" style:family="graphic" style:parent-style-name="standard">
      <style:graphic-properties draw:fill="solid" draw:fill-color="#ff6666" draw:textarea-horizontal-align="justify" draw:textarea-vertical-align="middle" draw:auto-grow-height="false" fo:min-height="3.35cm" fo:min-width="4.6cm"/>
    </style:style>
    <style:style style:name="gr9" style:family="graphic" style:parent-style-name="standard">
      <style:graphic-properties draw:marker-start="Arrow" draw:marker-start-width="0.5cm" draw:marker-end="Arrow" draw:marker-end-width="0.5cm" draw:textarea-vertical-align="middle"/>
    </style:style>
    <style:style style:name="gr10" style:family="graphic" style:parent-style-name="objectwithoutfill">
      <style:graphic-properties svg:stroke-color="#3465a4" draw:marker-end="Arrow" draw:marker-end-width="0.5cm" draw:fill="none" draw:textarea-vertical-align="middle"/>
    </style:style>
    <style:style style:name="gr11" style:family="graphic" style:parent-style-name="objectwithoutfill">
      <style:graphic-properties svg:stroke-color="#3465a4" draw:marker-start="Arrow" draw:marker-start-width="0.5cm" draw:marker-end="" draw:marker-end-width="0.5cm" draw:fill="none" draw:textarea-vertical-align="middle"/>
    </style:style>
    <style:style style:name="gr12" style:family="graphic" style:parent-style-name="standard">
      <style:graphic-properties draw:marker-end="Arrow" draw:marker-end-width="0.5cm" draw:textarea-horizontal-align="justify" draw:textarea-vertical-align="middle" draw:auto-grow-height="false" fo:min-height="3.85cm" fo:min-width="13.9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14.65cm" fo:min-width="12.5cm"/>
    </style:style>
    <style:style style:name="gr14" style:family="graphic" style:parent-style-name="standard">
      <style:graphic-properties draw:marker-end="Arrow" draw:marker-end-width="0.5cm" draw:textarea-horizontal-align="justify" draw:textarea-vertical-align="middle" draw:auto-grow-height="false" fo:min-height="7.15cm" fo:min-width="7.6cm"/>
    </style:style>
    <style:style style:name="gr15" style:family="graphic" style:parent-style-name="standard">
      <style:graphic-properties draw:marker-end="Arrow" draw:marker-end-width="0.5cm" draw:fill="solid" draw:fill-color="#3399ff" draw:textarea-horizontal-align="justify" draw:textarea-vertical-align="middle" draw:auto-grow-height="false" fo:min-height="2.35cm" fo:min-width="1.4cm"/>
    </style:style>
    <style:style style:name="gr16" style:family="graphic" style:parent-style-name="standard">
      <style:graphic-properties draw:marker-end="Arrow" draw:marker-end-width="0.5cm" draw:fill="solid" draw:fill-color="#3399ff" draw:textarea-horizontal-align="justify" draw:textarea-vertical-align="middle" draw:auto-grow-height="false" fo:min-height="5.95cm" fo:min-width="5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6cm" svg:height="8.8cm" svg:x="1.6cm" svg:y="7.2cm">
          <text:p text:style-name="P1"><text:span text:style-name="T1">Zabbix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6cm" svg:height="2.2cm" svg:x="8.6cm" svg:y="7.6cm">
          <text:p text:style-name="P1">Agent typ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6.2cm" svg:x="18.3cm" svg:y="4.4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Servid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6cm" svg:height="5.6cm" svg:x="18.3cm" svg:y="12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.2cm" svg:x="16.7cm" svg:y="7.6cm">
          <text:p text:style-name="P1">Agent Zabbi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cm" svg:y1="8.7cm" svg:x2="16.7cm" svg:y2="8.7cm" draw:start-shape="id1" draw:start-glue-point="1" draw:end-shape="id2" draw:end-glue-point="3" svg:d="M13200 8700h3500" svg:viewBox="0 0 3501 1">
          <text:p/>
        </draw:connector>
        <draw:custom-shape draw:style-name="gr2" draw:text-style-name="P1" xml:id="id5" draw:id="id5" draw:layer="layout" svg:width="4.6cm" svg:height="2.2cm" svg:x="8.6cm" svg:y="13cm">
          <text:p text:style-name="P1">SNMP typ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6cm" svg:height="2.2cm" svg:x="16.7cm" svg:y="13cm">
          <text:p text:style-name="P1">SNMP ag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2.2cm" svg:x="2.1cm" svg:y="13cm">
          <text:p text:style-name="P1">Item SNMP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6cm" svg:height="2.2cm" svg:x="2.1cm" svg:y="7.6cm">
          <text:p text:style-name="P1">Item Ag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7cm" svg:y1="8.7cm" svg:x2="8.6cm" svg:y2="8.7cm" draw:start-shape="id3" draw:start-glue-point="1" draw:end-shape="id1" draw:end-glue-point="3" svg:d="M6700 8700h1900" svg:viewBox="0 0 1901 1">
          <text:p/>
        </draw:connector>
        <draw:connector draw:style-name="gr5" draw:text-style-name="P1" draw:layer="layout" svg:x1="6.7cm" svg:y1="14.1cm" svg:x2="8.6cm" svg:y2="14.1cm" draw:start-shape="id4" draw:start-glue-point="1" draw:end-shape="id5" draw:end-glue-point="3" svg:d="M6700 14100h1900" svg:viewBox="0 0 1901 1">
          <text:p/>
        </draw:connector>
        <draw:connector draw:style-name="gr5" draw:text-style-name="P1" draw:layer="layout" svg:x1="13.2cm" svg:y1="14.1cm" svg:x2="16.7cm" svg:y2="14.1cm" draw:start-shape="id5" draw:start-glue-point="1" draw:end-shape="id6" svg:d="M13200 14100h3500" svg:viewBox="0 0 3501 1">
          <text:p/>
        </draw:connector>
        <draw:custom-shape draw:style-name="gr2" draw:text-style-name="P1" xml:id="id7" draw:id="id7" draw:layer="layout" svg:width="4.6cm" svg:height="2.2cm" svg:x="21.3cm" svg:y="4.8cm">
          <text:p text:style-name="P1">Kern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cm" svg:y1="7.6cm" svg:x2="21.3cm" svg:y2="5.9cm" draw:start-shape="id2" draw:start-glue-point="0" draw:end-shape="id7" draw:end-glue-point="3" svg:d="M19000 7600v-1700h2300" svg:viewBox="0 0 2301 1701">
          <text:p/>
        </draw:connector>
        <draw:custom-shape draw:style-name="gr2" draw:text-style-name="P1" xml:id="id8" draw:id="id8" draw:layer="layout" svg:width="4.6cm" svg:height="2.2cm" svg:x="21.3cm" svg:y="15.8cm">
          <text:p text:style-name="P1">Kern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cm" svg:y1="15.2cm" svg:x2="21.3cm" svg:y2="16.9cm" draw:start-shape="id6" draw:start-glue-point="2" draw:end-shape="id8" svg:d="M19000 15200v1700h2300" svg:viewBox="0 0 2301 1701">
          <text:p/>
        </draw:connector>
        <draw:frame draw:style-name="gr6" draw:text-style-name="P3" draw:layer="layout" svg:width="3.288cm" svg:height="0.962cm" svg:x="21.612cm" svg:y="13.5cm">
          <draw:text-box>
            <text:p><text:span text:style-name="T1">Roteador</text:span></text:p>
          </draw:text-box>
        </draw:frame>
      </draw:page>
      <draw:page draw:name="page2" draw:style-name="dp1" draw:master-page-name="Padrão">
        <draw:custom-shape draw:style-name="gr1" draw:text-style-name="P2" xml:id="id9" draw:id="id9" draw:layer="layout" svg:width="9.6cm" svg:height="8.8cm" svg:x="2.3cm" svg:y="4.2cm">
          <text:p text:style-name="P1"><text:span text:style-name="T1">Zabbix Server</text:span></text:p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cm" svg:height="3.6cm" svg:x="14.3cm" svg:y="4.2cm">
          <text:p text:style-name="P1">Zabbix </text:p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cm" svg:height="3.6cm" svg:x="14.3cm" svg:y="9.4cm">
          <text:p text:style-name="P1">SGBD</text:p>
          <text:p text:style-name="P1">BD Zabbix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5.1cm" svg:height="3.6cm" svg:x="22cm" svg:y="6.8cm">
          <text:p text:style-name="P1">Zabbix </text:p>
          <text:p text:style-name="P1">Proxy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cm" svg:y1="8.6cm" svg:x2="22cm" svg:y2="8.6cm" draw:start-shape="id9" draw:start-glue-point="1" draw:end-shape="id10" svg:d="M11900 8600h10100" svg:viewBox="0 0 10101 1">
          <text:p/>
        </draw:connector>
        <draw:line draw:style-name="gr10" draw:text-style-name="P1" draw:layer="layout" svg:x1="14.2cm" svg:y1="5.9cm" svg:x2="12cm" svg:y2="5.9cm">
          <text:p/>
        </draw:line>
        <draw:line draw:style-name="gr11" draw:text-style-name="P1" draw:layer="layout" svg:x1="14.201cm" svg:y1="11.2cm" svg:x2="12.001cm" svg:y2="11.2cm">
          <text:p/>
        </draw:line>
        <draw:custom-shape draw:style-name="gr12" draw:text-style-name="P1" xml:id="id11" draw:id="id11" draw:layer="layout" svg:width="14.4cm" svg:height="4.1cm" svg:x="9.8cm" svg:y="15.3cm">
          <text:p text:style-name="P1">Zabbix Agent Cli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3cm" svg:x2="17cm" svg:y2="15.3cm" draw:start-shape="id9" draw:start-glue-point="2" draw:end-shape="id11" svg:d="M7100 13000v1150h9900v1150" svg:viewBox="0 0 9901 2301">
          <text:p/>
        </draw:connector>
        <draw:connector draw:style-name="gr5" draw:text-style-name="P1" draw:layer="layout" draw:line-skew="1.25cm" svg:x1="24.55cm" svg:y1="10.4cm" svg:x2="17cm" svg:y2="15.3cm" draw:start-shape="id10" draw:start-glue-point="2" draw:end-shape="id11" draw:end-glue-point="0" svg:d="M24550 10400v3700h-7550v1200" svg:viewBox="0 0 7551 4901">
          <text:p/>
        </draw:connector>
      </draw:page>
      <draw:page draw:name="page3" draw:style-name="dp1" draw:master-page-name="Padrão">
        <draw:custom-shape draw:style-name="gr13" draw:text-style-name="P2" draw:layer="layout" svg:width="13cm" svg:height="14.9cm" svg:x="2.3cm" svg:y="4.2cm">
          <text:p text:style-name="P1"><text:span text:style-name="T1">Zabbix Server</text:span></text:p>
          <text:p text:style-name="P1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5.1cm" svg:height="3.6cm" svg:x="9.4cm" svg:y="5cm">
          <text:p text:style-name="P1">External Script</text:p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8.1cm" svg:height="7.4cm" svg:x="19.4cm" svg:y="7.6cm">
          <text:p text:style-name="P1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1.9cm" svg:height="2.6cm" svg:x="18.5cm" svg:y="10cm">
          <text:p text:style-name="P1">ssh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6.8cm" svg:x2="18.5cm" svg:y2="11.3cm" draw:start-shape="id12" draw:start-glue-point="1" draw:end-shape="id13" draw:end-glue-point="3" svg:d="M14500 6800h2000v4500h2000" svg:viewBox="0 0 4001 4501">
          <text:p/>
        </draw:connector>
        <draw:custom-shape draw:style-name="gr16" draw:text-style-name="P4" xml:id="id14" draw:id="id14" draw:layer="layout" svg:width="5.7cm" svg:height="6.2cm" svg:x="2.6cm" svg:y="12.7cm">
          <text:p text:style-name="P4">#!/bin/bash</text:p>
          <text:p text:style-name="P4">nc $1 22</text:p>
          <text:p text:style-name="P4">If [ $? == 0 ] : then</text:p>
          <text:p text:style-name="P4"><text:s text:c="2"/>echo 0</text:p>
          <text:p text:style-name="P4">else</text:p>
          <text:p text:style-name="P4"><text:s text:c="2"/>echo 1</text:p>
          <text:p text:style-name="P4">fi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2.7cm" svg:x2="9.4cm" svg:y2="6.8cm" draw:start-shape="id14" draw:start-glue-point="0" draw:end-shape="id12" draw:end-glue-point="3" svg:d="M5450 12700v-5900h3950" svg:viewBox="0 0 3951 5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mex </meta:initial-creator>
    <meta:creation-date>2015-08-31T06:18:03.452015862</meta:creation-date>
    <dc:date>2015-08-31T07:14:31.668917618</dc:date>
    <dc:creator>gomex </dc:creator>
    <meta:editing-duration>PT41M17S</meta:editing-duration>
    <meta:editing-cycles>3</meta:editing-cycles>
    <meta:generator>LibreOffice/4.3.3.2$Linux_X86_64 LibreOffice_project/430m0$Build-2</meta:generator>
    <meta:document-statistic meta:object-count="35"/>
  </office:meta>
</office:document-meta>
</file>